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arial" svg:font-family="arial, sans-serif"/>
  </office:font-face-decls>
  <office:automatic-styles>
    <style:style style:name="P1" style:family="paragraph" style:parent-style-name="Default">
      <style:paragraph-properties fo:margin-left="0cm" fo:margin-right="0cm" fo:margin-top="0cm" fo:margin-bottom="0.078cm" style:contextual-spacing="false" fo:text-indent="0cm" style:auto-text-indent="false"/>
    </style:style>
    <style:style style:name="P2" style:family="paragraph" style:parent-style-name="Default">
      <style:paragraph-properties fo:margin-left="0cm" fo:margin-right="0cm" fo:margin-top="0cm" fo:margin-bottom="0cm" style:contextual-spacing="false" fo:text-indent="0cm" style:auto-text-indent="false"/>
    </style:style>
    <style:style style:name="P3" style:family="paragraph" style:parent-style-name="Default">
      <style:paragraph-properties fo:margin-left="0cm" fo:margin-right="0cm" fo:margin-top="0cm" fo:margin-bottom="0.078cm" style:contextual-spacing="false" fo:text-indent="0cm" style:auto-text-indent="false"/>
      <style:text-properties officeooo:rsid="00067611" officeooo:paragraph-rsid="00067611"/>
    </style:style>
    <style:style style:name="P4" style:family="paragraph" style:parent-style-name="Default">
      <style:paragraph-properties fo:margin-left="0cm" fo:margin-right="0cm" fo:margin-top="0cm" fo:margin-bottom="0.078cm" style:contextual-spacing="false" fo:text-indent="0cm" style:auto-text-indent="false"/>
      <style:text-properties officeooo:rsid="00067611" officeooo:paragraph-rsid="0006e8ed"/>
    </style:style>
    <style:style style:name="P5" style:family="paragraph" style:parent-style-name="Default">
      <style:paragraph-properties fo:margin-left="0cm" fo:margin-right="0cm" fo:margin-top="0cm" fo:margin-bottom="0.078cm" style:contextual-spacing="false" fo:text-indent="0cm" style:auto-text-indent="false"/>
      <style:text-properties fo:color="#00a933" loext:opacity="100%" officeooo:rsid="00067611" officeooo:paragraph-rsid="0006e8ed"/>
    </style:style>
    <style:style style:name="P6" style:family="paragraph" style:parent-style-name="Default">
      <style:paragraph-properties fo:margin-left="0cm" fo:margin-right="0cm" fo:margin-top="0cm" fo:margin-bottom="0.078cm" style:contextual-spacing="false" fo:text-indent="0cm" style:auto-text-indent="false"/>
      <style:text-properties fo:color="#00a933" loext:opacity="100%"/>
    </style:style>
    <style:style style:name="P7" style:family="paragraph" style:parent-style-name="Default">
      <style:paragraph-properties fo:margin-left="0cm" fo:margin-right="0cm" fo:margin-top="0cm" fo:margin-bottom="0.078cm" style:contextual-spacing="false" fo:text-indent="0cm" style:auto-text-indent="false"/>
      <style:text-properties fo:color="#00a933" loext:opacity="100%" officeooo:rsid="0006e8ed" officeooo:paragraph-rsid="0006e8ed"/>
    </style:style>
    <style:style style:name="P8" style:family="paragraph" style:parent-style-name="Default">
      <style:paragraph-properties fo:margin-left="0cm" fo:margin-right="0cm" fo:margin-top="0cm" fo:margin-bottom="0.078cm" style:contextual-spacing="false" fo:text-indent="0cm" style:auto-text-indent="false"/>
      <style:text-properties fo:color="#00a933" loext:opacity="100%" officeooo:rsid="00083cb6" officeooo:paragraph-rsid="00083cb6"/>
    </style:style>
    <style:style style:name="P9" style:family="paragraph" style:parent-style-name="Default">
      <style:paragraph-properties fo:margin-left="0cm" fo:margin-right="0cm" fo:margin-top="0cm" fo:margin-bottom="0.078cm" style:contextual-spacing="false" fo:text-indent="0cm" style:auto-text-indent="false"/>
      <style:text-properties fo:color="#00a933" loext:opacity="100%" officeooo:rsid="0009fa7f" officeooo:paragraph-rsid="0009fa7f"/>
    </style:style>
    <style:style style:name="P10" style:family="paragraph" style:parent-style-name="Default">
      <style:paragraph-properties fo:margin-left="0cm" fo:margin-right="0cm" fo:margin-top="0cm" fo:margin-bottom="0.078cm" style:contextual-spacing="false" fo:text-indent="0cm" style:auto-text-indent="false"/>
      <style:text-properties fo:color="#00a933" loext:opacity="100%" officeooo:rsid="000b5d8e" officeooo:paragraph-rsid="000b5d8e"/>
    </style:style>
    <style:style style:name="P11" style:family="paragraph" style:parent-style-name="Default">
      <style:paragraph-properties fo:margin-left="0cm" fo:margin-right="0cm" fo:margin-top="0cm" fo:margin-bottom="0.078cm" style:contextual-spacing="false" fo:text-indent="0cm" style:auto-text-indent="false"/>
      <style:text-properties fo:color="#00a933" loext:opacity="100%" officeooo:rsid="000c48b6" officeooo:paragraph-rsid="000c48b6"/>
    </style:style>
    <style:style style:name="P12" style:family="paragraph" style:parent-style-name="Default">
      <style:paragraph-properties fo:margin-left="0cm" fo:margin-right="0cm" fo:margin-top="0cm" fo:margin-bottom="0cm" style:contextual-spacing="false" fo:text-indent="0cm" style:auto-text-indent="false"/>
      <style:text-properties fo:color="#00a933" loext:opacity="100%" officeooo:rsid="000c6561" officeooo:paragraph-rsid="000c6561"/>
    </style:style>
    <style:style style:name="P13" style:family="paragraph" style:parent-style-name="Default">
      <style:paragraph-properties fo:margin-left="0cm" fo:margin-right="0cm" fo:margin-top="0cm" fo:margin-bottom="0.078cm" style:contextual-spacing="false" fo:text-indent="0cm" style:auto-text-indent="false"/>
      <style:text-properties fo:color="#00a933" loext:opacity="100%" officeooo:rsid="000c6561" officeooo:paragraph-rsid="000c6561"/>
    </style:style>
    <style:style style:name="P14" style:family="paragraph" style:parent-style-name="Default">
      <style:paragraph-properties fo:margin-left="0cm" fo:margin-right="0cm" fo:margin-top="0cm" fo:margin-bottom="0.078cm" style:contextual-spacing="false" fo:text-indent="0cm" style:auto-text-indent="false"/>
      <style:text-properties fo:color="#00a933" loext:opacity="100%" officeooo:rsid="000db728" officeooo:paragraph-rsid="000db728"/>
    </style:style>
    <style:style style:name="P15" style:family="paragraph" style:parent-style-name="Default">
      <style:paragraph-properties fo:margin-left="0cm" fo:margin-right="0cm" fo:margin-top="0cm" fo:margin-bottom="0.078cm" style:contextual-spacing="false" fo:text-indent="0cm" style:auto-text-indent="false"/>
      <style:text-properties fo:color="#00a933" loext:opacity="100%" officeooo:rsid="000dbbe8" officeooo:paragraph-rsid="000dbbe8"/>
    </style:style>
    <style:style style:name="P16" style:family="paragraph" style:parent-style-name="Default">
      <style:paragraph-properties fo:margin-left="0cm" fo:margin-right="0cm" fo:margin-top="0cm" fo:margin-bottom="0.078cm" style:contextual-spacing="false" fo:text-indent="0cm" style:auto-text-indent="false"/>
      <style:text-properties fo:color="#00a933" loext:opacity="100%" officeooo:rsid="000df447" officeooo:paragraph-rsid="000df447"/>
    </style:style>
    <style:style style:name="P17" style:family="paragraph" style:parent-style-name="Default">
      <style:paragraph-properties fo:margin-left="0cm" fo:margin-right="0cm" fo:margin-top="0cm" fo:margin-bottom="0.078cm" style:contextual-spacing="false" fo:text-indent="0cm" style:auto-text-indent="false"/>
      <style:text-properties fo:color="#00a933" loext:opacity="100%" style:text-line-through-style="none" style:text-line-through-type="none" style:font-name="Calibri" fo:font-size="11.5pt" style:text-underline-style="none" officeooo:rsid="000df447" officeooo:paragraph-rsid="000df447" style:font-size-asian="11.5pt"/>
    </style:style>
    <style:style style:name="P18" style:family="paragraph" style:parent-style-name="Default">
      <style:paragraph-properties fo:margin-left="0cm" fo:margin-right="0cm" fo:margin-top="0cm" fo:margin-bottom="0.078cm" style:contextual-spacing="false" fo:text-indent="0cm" style:auto-text-indent="false"/>
      <style:text-properties officeooo:rsid="000b5d8e" officeooo:paragraph-rsid="000b5d8e"/>
    </style:style>
    <style:style style:name="P19" style:family="paragraph" style:parent-style-name="Default">
      <style:paragraph-properties fo:margin-left="0cm" fo:margin-right="0cm" fo:margin-top="0cm" fo:margin-bottom="0.078cm" style:contextual-spacing="false" fo:text-indent="0cm" style:auto-text-indent="false"/>
      <style:text-properties officeooo:paragraph-rsid="000b5d8e"/>
    </style:style>
    <style:style style:name="P20" style:family="paragraph" style:parent-style-name="Standard">
      <style:text-properties fo:color="#00a933" loext:opacity="100%" officeooo:rsid="000c6561" officeooo:paragraph-rsid="000c6561"/>
    </style:style>
    <style:style style:name="P21" style:family="paragraph" style:parent-style-name="Text_20_body">
      <style:paragraph-properties fo:margin-left="0cm" fo:margin-right="0cm" fo:margin-top="0cm" fo:margin-bottom="0.078cm" style:contextual-spacing="false" fo:text-indent="0cm" style:auto-text-indent="false"/>
      <style:text-properties fo:font-variant="normal" fo:text-transform="none" fo:color="#00a933" loext:opacity="100%" style:text-line-through-style="none" style:text-line-through-type="none" style:font-name="Calibri" fo:font-size="11.5pt" fo:letter-spacing="normal" fo:font-style="normal" style:text-underline-style="none" fo:font-weight="normal" style:font-size-asian="11.5pt"/>
    </style:style>
    <style:style style:name="P22" style:family="paragraph" style:parent-style-name="Text_20_body" style:list-style-name="L1">
      <style:paragraph-properties fo:margin-left="0cm" fo:margin-right="0cm" fo:margin-top="0cm" fo:margin-bottom="0.085cm" style:contextual-spacing="false" fo:text-align="start" style:justify-single-word="false" fo:orphans="2" fo:widows="2" fo:text-indent="0cm" style:auto-text-indent="false" fo:padding="0cm" fo:border="none"/>
      <style:text-properties fo:font-variant="normal" fo:text-transform="none" fo:color="#00a933" loext:opacity="100%" style:text-line-through-style="none" style:text-line-through-type="none" style:font-name="Calibri" fo:font-size="11.5pt" fo:letter-spacing="normal" fo:font-style="normal" style:text-underline-style="none" fo:font-weight="normal" style:font-size-asian="11.5pt"/>
    </style:style>
    <style:style style:name="P23" style:family="paragraph" style:parent-style-name="Text_20_body" style:list-style-name="L1">
      <style:paragraph-properties fo:margin-left="0cm" fo:margin-right="0cm" fo:margin-top="0cm" fo:margin-bottom="0.085cm" style:contextual-spacing="false" fo:text-align="start" style:justify-single-word="false" fo:orphans="2" fo:widows="2" fo:text-indent="0cm" style:auto-text-indent="false" fo:padding="0cm" fo:border="none"/>
      <style:text-properties fo:color="#00a933" loext:opacity="100%" style:text-line-through-style="none" style:text-line-through-type="none" style:font-name="Calibri" fo:font-size="11.5pt" style:text-underline-style="none" style:font-size-asian="11.5pt"/>
    </style:style>
    <style:style style:name="T1" style:family="text">
      <style:text-properties fo:font-size="24pt" style:font-size-asian="24pt"/>
    </style:style>
    <style:style style:name="T2" style:family="text">
      <style:text-properties style:text-line-through-style="none" style:text-line-through-type="none" fo:font-size="11.5pt" style:text-underline-style="none" style:font-size-asian="11.5pt"/>
    </style:style>
    <style:style style:name="T3" style:family="text">
      <style:text-properties style:text-line-through-style="none" style:text-line-through-type="none" fo:font-size="11.5pt" style:text-underline-style="none" officeooo:rsid="0006e8ed" style:font-size-asian="11.5pt"/>
    </style:style>
    <style:style style:name="T4" style:family="text">
      <style:text-properties style:text-line-through-style="none" style:text-line-through-type="none" fo:font-size="11.5pt" style:text-underline-style="none" officeooo:rsid="000b5d8e" style:font-size-asian="11.5pt"/>
    </style:style>
    <style:style style:name="T5" style:family="text">
      <style:text-properties style:text-line-through-style="none" style:text-line-through-type="none" fo:font-size="11.5pt" style:text-underline-style="none" officeooo:rsid="000c48b6" style:font-size-asian="11.5pt"/>
    </style:style>
    <style:style style:name="T6" style:family="text">
      <style:text-properties style:text-line-through-style="none" style:text-line-through-type="none" fo:font-size="11.5pt" style:text-underline-style="none" fo:font-weight="bold" style:font-size-asian="11.5pt" style:font-weight-asian="bold" style:font-weight-complex="bold"/>
    </style:style>
    <style:style style:name="T7" style:family="text">
      <style:text-properties fo:color="#00a933" loext:opacity="100%"/>
    </style:style>
    <style:style style:name="T8" style:family="text">
      <style:text-properties fo:color="#00a933" loext:opacity="100%" style:text-line-through-style="none" style:text-line-through-type="none" fo:font-size="11.5pt" style:text-underline-style="none" style:font-size-asian="11.5pt"/>
    </style:style>
    <style:style style:name="T9" style:family="text">
      <style:text-properties fo:color="#00a933" loext:opacity="100%" style:text-line-through-style="none" style:text-line-through-type="none" fo:font-size="11.5pt" style:text-underline-style="none" officeooo:rsid="000b5d8e" style:font-size-asian="11.5pt"/>
    </style:style>
    <style:style style:name="T10" style:family="text">
      <style:text-properties fo:color="#00a933" loext:opacity="100%" style:text-line-through-style="none" style:text-line-through-type="none" fo:font-size="11.5pt" style:text-underline-style="none" officeooo:rsid="000df447" style:font-size-asian="11.5pt"/>
    </style:style>
    <style:style style:name="T11" style:family="text">
      <style:text-properties fo:font-variant="normal" fo:text-transform="none" fo:color="#202124" loext:opacity="100%" style:text-line-through-style="none" style:text-line-through-type="none" style:font-name="arial" fo:font-size="9.60000038146973pt" fo:letter-spacing="normal" fo:font-style="normal" style:text-underline-style="none" fo:font-weight="normal" style:font-size-asian="11.5pt"/>
    </style:style>
    <style:style style:name="T12" style:family="text">
      <style:text-properties fo:font-variant="normal" fo:text-transform="none" fo:color="#202124" loext:opacity="100%" style:text-line-through-style="none" style:text-line-through-type="none" style:font-name="arial" fo:font-size="9.60000038146973pt" fo:letter-spacing="normal" fo:font-style="normal" style:text-underline-style="none" fo:font-weight="normal" style:font-size-asian="11.5pt" loext:padding-left="0cm" loext:padding-right="0cm" loext:padding-top="0cm" loext:padding-bottom="0.049cm" loext:border-left="none" loext:border-right="none" loext:border-top="none" loext:border-bottom="0.06pt dashed #70757a"/>
    </style:style>
    <style:style style:name="T13" style:family="text">
      <style:text-properties fo:font-variant="normal" fo:text-transform="none" fo:letter-spacing="normal" fo:font-style="normal" fo:font-weight="normal"/>
    </style:style>
    <style:style style:name="T14" style:family="text">
      <style:text-properties fo:font-variant="normal" fo:text-transform="none" fo:letter-spacing="normal" fo:font-style="normal" fo:font-weight="normal" loext:padding-left="0cm" loext:padding-right="0cm" loext:padding-top="0cm" loext:padding-bottom="0.049cm" loext:border-left="none" loext:border-right="none" loext:border-top="none" loext:border-bottom="0.06pt dashed #70757a"/>
    </style:style>
    <style:style style:name="T15" style:family="text">
      <style:text-properties fo:font-variant="normal" fo:text-transform="none" fo:letter-spacing="normal" fo:font-style="normal" fo:font-weight="normal" officeooo:rsid="000df447" loext:padding-left="0cm" loext:padding-right="0cm" loext:padding-top="0cm" loext:padding-bottom="0.049cm" loext:border-left="none" loext:border-right="none" loext:border-top="none" loext:border-bottom="0.06pt dashed #70757a"/>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
      <text:p text:style-name="Default"><text:s/><text:span text:style-name="T1">JavaScript 1 </text:span></text:p>
      <text:p text:style-name="P1"><text:span text:style-name="T2">1. Name the three ways to declare a variable?</text:span></text:p>
      <text:p text:style-name="P3"><text:span text:style-name="T10">T</text:span><text:span text:style-name="T8">he three ways to declare a variable are var, let, and const. </text:span></text:p>
      <text:p text:style-name="P3"><text:span text:style-name="T2"/></text:p>
      <text:p text:style-name="P1"><text:span text:style-name="T2">2. Which of the three variable declarations should you avoid and why?</text:span></text:p>
      <text:p text:style-name="P5"><text:span text:style-name="T2">It is recommended to not use var because variables using var </text:span><text:span text:style-name="T3">are hoisted. Meaning that they will have function scope and not block scope.</text:span></text:p>
      <text:p text:style-name="P4"><text:span text:style-name="T2"/></text:p>
      <text:p text:style-name="P1"><text:span text:style-name="T2">3. What rules should you follow when naming variables?</text:span></text:p>
      <text:p text:style-name="P6"><text:span text:style-name="T2">- </text:span><text:span text:style-name="T3">Don’t create any variables using keywords.</text:span></text:p>
      <text:p text:style-name="P6"><text:span text:style-name="T3">- Start them with a letter, underscore, or dollar sign.</text:span></text:p>
      <text:p text:style-name="P6"><text:span text:style-name="T3">- After the first letter you can use any character, however, it is a practice to create meaningful variables.</text:span></text:p>
      <text:p text:style-name="P1"><text:span text:style-name="T2"/></text:p>
      <text:p text:style-name="P1"><text:span text:style-name="T2">4. What should you look out for when using the + operator with numbers and strings?</text:span></text:p>
      <text:p text:style-name="P8"><text:span text:style-name="T2">We need to ensure that we are not trying to do addition on strings and numbers. If we used + on a string and number, concatenation takes place.</text:span></text:p>
      <text:p text:style-name="P1"><text:span text:style-name="T2"/></text:p>
      <text:p text:style-name="P1"><text:span text:style-name="T2">5. How does the % operator work?</text:span></text:p>
      <text:p text:style-name="P7"><text:span text:style-name="T2">This operator returns the remainder of a number.</text:span></text:p>
      <text:p text:style-name="P1"><text:span text:style-name="T2"/></text:p>
      <text:p text:style-name="P1"><text:span text:style-name="T2">6. Explain the difference between == and ===.</text:span></text:p>
      <text:p text:style-name="P7"><text:span text:style-name="T2">== tests if the operands on the left and right are equal.</text:span></text:p>
      <text:p text:style-name="P7"><text:span text:style-name="T2">=== is a strict comparison operator. It will test if the values are of the same type. If they are not it returns false.</text:span></text:p>
      <text:p text:style-name="P1"><text:span text:style-name="T2"/></text:p>
      <text:p text:style-name="P1"><text:span text:style-name="T2">7. When would you receive a NaN result?</text:span></text:p>
      <text:p text:style-name="P8"><text:span text:style-name="T2">You would get a NaN result when the value cannot be computed, there is a problem with type conversion, or a value is undefined.</text:span></text:p>
      <text:p text:style-name="P1"><text:span text:style-name="T2"/></text:p>
      <text:p text:style-name="P1"><text:span text:style-name="T2">8. How do you increment and decrement a number?</text:span></text:p>
      <text:p text:style-name="P8"><text:span text:style-name="T2">You can use ++ to increment, and – to decrement.</text:span></text:p>
      <text:p text:style-name="P1"><text:span text:style-name="T2"/></text:p>
      <text:p text:style-name="P1"><text:span text:style-name="T2">9. Explain the difference between prefixing and post-fixing increment/decrement operators.</text:span></text:p>
      <text:p text:style-name="P17">Post fixing returns the value before incrementing or decrementing.</text:p>
      <text:p text:style-name="P17">Prefixing returns the value after incrementing or decrementing.</text:p>
      <text:p text:style-name="P1"><text:span text:style-name="T2"/></text:p>
      <text:p text:style-name="P1"><text:span text:style-name="T2">10. What is operator precedence and how is it handled in JS?</text:span></text:p>
      <text:p text:style-name="P16"><text:span text:style-name="T2">Operator precedence are the rules followed when handling arithmetic. Generally it follows the rules of BODMAS (Brackets of division, multiplication, addition and subtraction)</text:span></text:p>
      <text:p text:style-name="P1"><text:span text:style-name="T2"/></text:p>
      <text:p text:style-name="P1"><text:span text:style-name="T2">11. How do you log information to the console?</text:span></text:p>
      <text:p text:style-name="P9"><text:span text:style-name="T2">console.log();</text:span></text:p>
      <text:p text:style-name="P9"><text:span text:style-name="T2"/></text:p>
      <text:p text:style-name="P9"><text:soft-page-break/><text:span text:style-name="T2"/></text:p>
      <text:p text:style-name="P1"><text:span text:style-name="T2">12. What does unary plus operator do to string representations of integers?</text:span></text:p>
      <text:p text:style-name="P9"><text:span text:style-name="T2">The unary plus operator can convert strings to integers.</text:span></text:p>
      <text:p text:style-name="P9"><text:span text:style-name="T2"/></text:p>
      <text:p text:style-name="P1"><text:span text:style-name="T2">13. What are the eight data types in JavaScript?</text:span></text:p>
      <text:p text:style-name="P21">String</text:p>
      <text:list xml:id="list2087621027" text:style-name="L1">
        <text:list-header>
          <text:p text:style-name="P22">Number</text:p>
          <text:p text:style-name="P22">Boolean</text:p>
          <text:p text:style-name="P22">Null</text:p>
          <text:p text:style-name="P22">Undefined</text:p>
          <text:p text:style-name="P22">Symbol</text:p>
          <text:p text:style-name="P22">BigInt</text:p>
          <text:p text:style-name="P23"><text:span text:style-name="T13">Object</text:span></text:p>
        </text:list-header>
      </text:list>
      <text:p text:style-name="P1"><text:span text:style-name="T2"/></text:p>
      <text:p text:style-name="P1"><text:span text:style-name="T2">14. Which data type is NOT primitive?</text:span></text:p>
      <text:p text:style-name="P9"><text:span text:style-name="T2">object</text:span></text:p>
      <text:p text:style-name="P1"><text:span text:style-name="T2"/></text:p>
      <text:p text:style-name="P1"><text:span text:style-name="T2">15. What is the relationship between null and undefined?</text:span></text:p>
      <text:p text:style-name="P9"><text:span text:style-name="T2">Undefined is a type, whereas NULL is an object. We can assign NULL to a variable, however we cannot assign undefined to a variable, rather it is the result of trying to use something that does not exist.</text:span></text:p>
      <text:p text:style-name="P1"><text:span text:style-name="T2"/></text:p>
      <text:p text:style-name="P1"><text:span text:style-name="T2">16. What is the difference between single, double, and backtick quotes for strings?</text:span></text:p>
      <text:p text:style-name="P10"><text:span text:style-name="T2">Single quotes need to use a backslash if you intend to use more single quotes in your string.</text:span></text:p>
      <text:p text:style-name="P10"><text:span text:style-name="T2">The same applies to double quotes however you can use single quotes without the need of backslashes.</text:span></text:p>
      <text:p text:style-name="P10"><text:span text:style-name="T2">Back-ticks are perhaps better to use due to the fact that they can concatenate/embed in a way that makes code cleaner. <text:s/>You can also use single or double quotes without using backslashes.</text:span></text:p>
      <text:p text:style-name="P1"><text:span text:style-name="T2"/></text:p>
      <text:p text:style-name="P1"><text:span text:style-name="T2">17. What is the term for embedding variables/expressions in a string?</text:span></text:p>
      <text:p text:style-name="P10"><text:span text:style-name="T2">It is called </text:span><text:span text:style-name="T6">string interpolation</text:span><text:span text:style-name="T2">.</text:span></text:p>
      <text:p text:style-name="P1"><text:span text:style-name="T2"/></text:p>
      <text:p text:style-name="P1"><text:span text:style-name="T2">18. Which type of quote lets you embed variables/expressions in a string?</text:span></text:p>
      <text:p text:style-name="P10"><text:span text:style-name="T2">The back-tick.</text:span></text:p>
      <text:p text:style-name="P1"><text:span text:style-name="T2"/></text:p>
      <text:p text:style-name="P1"><text:span text:style-name="T2">19. How do you embed variables/expressions in a string?</text:span></text:p>
      <text:p text:style-name="P18"><text:span text:style-name="T2">By using the following syntax - </text:span><text:span text:style-name="T8">`${}`</text:span></text:p>
      <text:p text:style-name="P18"><text:span text:style-name="T8"/></text:p>
      <text:p text:style-name="P19"><text:span text:style-name="T2">20. How do you escape characters in a string?</text:span></text:p>
      <text:p text:style-name="P19"><text:span text:style-name="T2"><text:s/></text:span><text:span text:style-name="T9">By using the backslash character.</text:span></text:p>
      <text:p text:style-name="P19"><text:span text:style-name="T4"/></text:p>
      <text:p text:style-name="P1"><text:span text:style-name="T2">21. What is the difference between the slice/substring/substr string methods?</text:span></text:p>
      <text:p text:style-name="P11"><text:span text:style-name="T2">Slice – if start index is greater than end index, it returns an empty string.</text:span></text:p>
      <text:p text:style-name="P11"><text:span text:style-name="T2">Substring – if start index is greater than end index, it still returns a string.</text:span></text:p>
      <text:p text:style-name="P11"><text:span text:style-name="T2">Substr – also has a start index however, the second parameter refers to the length you want to return.</text:span></text:p>
      <text:p text:style-name="P1"><text:soft-page-break/><text:span text:style-name="T2"/></text:p>
      <text:p text:style-name="P1"><text:span text:style-name="T2"/></text:p>
      <text:p text:style-name="P1"><text:span text:style-name="T2">22. What are the three logical operators and what do they stand for?</text:span></text:p>
      <text:p text:style-name="P11"><text:span text:style-name="T2">&amp;&amp; - (AND) </text:span></text:p>
      <text:p text:style-name="P11"><text:span text:style-name="T2">|| - (OR)</text:span></text:p>
      <text:p text:style-name="P11"><text:span text:style-name="T2">! - (NOT)</text:span></text:p>
      <text:p text:style-name="P1"><text:span text:style-name="T2"/></text:p>
      <text:p text:style-name="P1"><text:span text:style-name="T2">23. What are the comparison operators?</text:span></text:p>
      <text:p text:style-name="P6"><text:span text:style-name="T2">&gt; - </text:span><text:span text:style-name="T5">greater than</text:span></text:p>
      <text:p text:style-name="P6"><text:span text:style-name="T2">&lt; - </text:span><text:span text:style-name="T5">less than</text:span></text:p>
      <text:p text:style-name="P11"><text:span text:style-name="T2">== - equal to</text:span></text:p>
      <text:p text:style-name="P11"><text:span text:style-name="T2">&gt;= - greater than or equal to</text:span></text:p>
      <text:p text:style-name="P11"><text:span text:style-name="T2">&lt;= - less than or equal to</text:span></text:p>
      <text:p text:style-name="P1"><text:span text:style-name="T2"/></text:p>
      <text:p text:style-name="P1"><text:span text:style-name="T2">24. What are truthy and falsy values?</text:span></text:p>
      <text:p text:style-name="P15"><text:span text:style-name="T2">Truthy and falsy values are values that evaluate to true or false in a boolean context.</text:span></text:p>
      <text:p text:style-name="P1"><text:span text:style-name="T2"/></text:p>
      <text:p text:style-name="P1"><text:span text:style-name="T2">25. What are the falsy values in JavaScript?</text:span></text:p>
      <text:p text:style-name="P15"><text:span text:style-name="T2">Falsy values are values that evaluate to false in a boolean context. It includes empty arrays, lists, strings etc).</text:span></text:p>
      <text:p text:style-name="P1"><text:span text:style-name="T2"/></text:p>
      <text:p text:style-name="P1"><text:span text:style-name="T2">26. What are conditionals?</text:span></text:p>
      <text:p text:style-name="P14"><text:span text:style-name="T2">Conditionals control behaviour, it determines whether a piece of code can run or not.</text:span></text:p>
      <text:p text:style-name="P1"><text:span text:style-name="T2"/></text:p>
      <text:p text:style-name="P1"><text:span text:style-name="T2">27. What is the syntax for an if/else conditional?</text:span></text:p>
      <text:p text:style-name="P14"><text:span text:style-name="T2">If (condition true) { </text:span></text:p>
      <text:p text:style-name="P14"><text:span text:style-name="T2">} else {</text:span></text:p>
      <text:p text:style-name="P14"><text:span text:style-name="T2"><text:tab/>//executes if false</text:span></text:p>
      <text:p text:style-name="P14"><text:span text:style-name="T2">}</text:span></text:p>
      <text:p text:style-name="P1"><text:span text:style-name="T2"/></text:p>
      <text:p text:style-name="P1"><text:span text:style-name="T2">28. What is the syntax for a switch statement?</text:span></text:p>
      <text:p text:style-name="P14"><text:span text:style-name="T2">Switch (data) {</text:span></text:p>
      <text:p text:style-name="P14"><text:span text:style-name="T2"><text:tab/>case 0 :</text:span></text:p>
      <text:p text:style-name="P14"><text:span text:style-name="T2"><text:tab/>console.log();</text:span></text:p>
      <text:p text:style-name="P14"><text:span text:style-name="T2"><text:tab/>break;</text:span></text:p>
      <text:p text:style-name="P14"><text:span text:style-name="T2">}</text:span></text:p>
      <text:p text:style-name="P1"><text:span text:style-name="T2"/></text:p>
      <text:p text:style-name="P1"><text:span text:style-name="T2">29. What is the syntax for a ternary operator?</text:span></text:p>
      <text:p text:style-name="P13"><text:span text:style-name="T2">Condition</text:span><text:span text:style-name="T6"> ? </text:span><text:span text:style-name="T2">Expression to execute if truthy : Expression to execute if falsy.</text:span></text:p>
      <text:p text:style-name="P1"><text:span text:style-name="T2"/></text:p>
      <text:p text:style-name="P1"><text:span text:style-name="T2">30. What is nesting?</text:span></text:p>
      <text:p text:style-name="P13"><text:span text:style-name="T2">Nesting is when your write something inside of something else.</text:span></text:p>
      <text:p text:style-name="P1"><text:span text:style-name="T2"/></text:p>
      <text:p text:style-name="P1"><text:span text:style-name="T2">31. What are functions useful for?</text:span></text:p>
      <text:p text:style-name="P13"><text:span text:style-name="T2">Functions are useful for when you find yourself repeating yourself in your code to perform a specific </text:span><text:soft-page-break/><text:span text:style-name="T2">task. </text:span></text:p>
      <text:p text:style-name="P1"><text:span text:style-name="T2"/></text:p>
      <text:p text:style-name="P1"><text:span text:style-name="T2">32. How do you invoke a function?</text:span></text:p>
      <text:p text:style-name="P13"><text:span text:style-name="T2">To invoke a function you simply call the functions declaration name. For example addNumbers()</text:span></text:p>
      <text:p text:style-name="P1"><text:span text:style-name="T2"/></text:p>
      <text:p text:style-name="P1"><text:span text:style-name="T2">33. What are anonymous functions?</text:span></text:p>
      <text:p text:style-name="P13"><text:span text:style-name="T2">Anonymous functions are functions without declarations. </text:span></text:p>
      <text:p text:style-name="P1"><text:span text:style-name="T2"/></text:p>
      <text:p text:style-name="P1"><text:span text:style-name="T2"/></text:p>
      <text:p text:style-name="P1"><text:span text:style-name="T2">34. What is function scope?</text:span></text:p>
      <text:p text:style-name="P13"><text:span text:style-name="T2">Function scope is defined by the use of variables declared inside of the function only being accessible inside that function.</text:span></text:p>
      <text:p text:style-name="P1"><text:span text:style-name="T2"/></text:p>
      <text:p text:style-name="P2"><text:span text:style-name="T2">35. What are return values?</text:span></text:p>
      <text:p text:style-name="P12"><text:span text:style-name="T2">Return values are values that are passed back to the caller. Return values are often used when we need to work with the returned data. For example an addNumbers() function could return the sum of two numbers.</text:span></text:p>
      <text:p text:style-name="P2"><text:span text:style-name="T2"/></text:p>
      <text:p text:style-name="P2"><text:span text:style-name="T2">36. What are arrow functions? </text:span></text:p>
      <text:p text:style-name="P20">Arrow functions are a compact way of declaring function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ZA"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 style:family="paragraph">
      <style:paragraph-properties fo:text-align="start" style:justify-single-word="false"/>
      <style:text-properties fo:color="#000000" loext:opacity="100%" style:font-name="Calibri" fo:font-family="Calibri" style:font-family-generic="roman" style:font-pitch="variable" fo:font-size="12pt" style:font-size-asian="12pt"/>
    </style:style>
    <style:style style:name="Text_20_body" style:display-name="Text body" style:family="paragraph" style:parent-style-name="Standard" style:class="text">
      <style:paragraph-properties fo:margin-top="0cm" fo:margin-bottom="0.499cm" style:contextual-spacing="false" fo:line-height="115%"/>
    </style:style>
    <style:style style:name="ListLabel_20_1" style:display-name="ListLabel 1" style:family="text"/>
    <style:style style:name="ListLabel_20_2" style:display-name="ListLabel 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leksa Petrovic</meta:initial-creator>
    <meta:creation-date>2022-05-26T22:41:00</meta:creation-date>
    <dc:date>2022-06-04T15:26:03.496000000</dc:date>
    <meta:editing-duration>PT10M33S</meta:editing-duration>
    <meta:editing-cycles>1</meta:editing-cycles>
    <meta:document-statistic meta:table-count="0" meta:image-count="0" meta:object-count="0" meta:page-count="4" meta:paragraph-count="101" meta:word-count="958" meta:character-count="5444" meta:non-whitespace-character-count="4576"/>
    <meta:generator>LibreOffice/7.3.2.2$Windows_X86_64 LibreOffice_project/49f2b1bff42cfccbd8f788c8dc32c1c309559be0</meta:generator>
  </office:meta>
</office:document-meta>
</file>